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ere's a cave in the side of the cliff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No-one has ever set foot inside in fear of
monsters, but there's no doubt that there's
a base in t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 shall be increasing our security around
the snowfields and the cliff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"I am a messenger. My name is as of yet
largely unknown to the world."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"The Northlands are deeply intertwined
with the Duchess of Hellfire."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"I shall stay here a while longer and study
the legends. There may be much to
be discovered."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2T19:36:03+01:00</meta:creation-date>
    <dc:date>2019-12-02T19:36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